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667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6.970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1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09T13:42:24.319058751</dc:date>
    <meta:editing-duration>P125DT34M44S</meta:editing-duration>
    <meta:editing-cycles>5913</meta:editing-cycles>
    <meta:generator>LibreOffice/7.3.7.2$Linux_X86_64 LibreOffice_project/30$Build-2</meta:generator>
    <meta:document-statistic meta:table-count="3" meta:cell-count="87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